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b4c6" officeooo:paragraph-rsid="0003b4c6"/>
    </style:style>
    <style:style style:name="P2" style:family="paragraph" style:parent-style-name="Standard">
      <style:paragraph-properties fo:text-align="start" style:justify-single-word="false"/>
      <style:text-properties officeooo:rsid="0003b4c6" officeooo:paragraph-rsid="000627d4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b4c6" officeooo:paragraph-rsid="0003b4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3b4c6"/>
    </style:style>
    <style:style style:name="P5" style:family="paragraph" style:parent-style-name="Standard">
      <style:paragraph-properties fo:text-align="start" style:justify-single-word="false"/>
      <style:text-properties officeooo:paragraph-rsid="000960ed"/>
    </style:style>
    <style:style style:name="P6" style:family="paragraph" style:parent-style-name="Standard">
      <style:paragraph-properties fo:text-align="start" style:justify-single-word="false"/>
      <style:text-properties officeooo:paragraph-rsid="000627d4"/>
    </style:style>
    <style:style style:name="P7" style:family="paragraph" style:parent-style-name="Standard">
      <style:paragraph-properties fo:text-align="start" style:justify-single-word="false"/>
      <style:text-properties officeooo:paragraph-rsid="000f6542"/>
    </style:style>
    <style:style style:name="P8" style:family="paragraph" style:parent-style-name="Standard">
      <style:paragraph-properties fo:text-align="start" style:justify-single-word="false"/>
      <style:text-properties officeooo:paragraph-rsid="0011fb66"/>
    </style:style>
    <style:style style:name="P9" style:family="paragraph" style:parent-style-name="Standard">
      <style:paragraph-properties fo:text-align="start" style:justify-single-word="false"/>
      <style:text-properties fo:color="#0062c4" loext:opacity="100%" officeooo:paragraph-rsid="0011fb66"/>
    </style:style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>
      <style:paragraph-properties fo:text-align="start" style:justify-single-word="false" style:writing-mode="lr-tb"/>
      <style:text-properties fo:color="#0062c4" loext:opacity="100%"/>
    </style:style>
    <style:style style:name="P12" style:family="paragraph" style:parent-style-name="Text_20_body">
      <style:text-properties fo:color="#0062c4" loext:opacity="100%" officeooo:paragraph-rsid="0011fb66"/>
    </style:style>
    <style:style style:name="P13" style:family="paragraph" style:parent-style-name="Text_20_body">
      <style:paragraph-properties fo:text-align="start" style:justify-single-word="false" style:writing-mode="lr-tb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paragraph-properties fo:text-align="start" style:justify-single-word="false"/>
      <style:text-properties officeooo:paragraph-rsid="000b4584"/>
    </style:style>
    <style:style style:name="P16" style:family="paragraph" style:parent-style-name="Text_20_body">
      <style:paragraph-properties fo:text-align="start" style:justify-single-word="false"/>
      <style:text-properties officeooo:paragraph-rsid="000e1eb6"/>
    </style:style>
    <style:style style:name="T1" style:family="text">
      <style:text-properties officeooo:rsid="0003b4c6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weight="bold" officeooo:rsid="0004a261" style:font-weight-asian="bold" style:font-weight-complex="bold"/>
    </style:style>
    <style:style style:name="T4" style:family="text">
      <style:text-properties fo:font-weight="bold" officeooo:rsid="000627d4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3b4c6" style:font-weight-asian="bold" style:font-weight-complex="bold"/>
    </style:style>
    <style:style style:name="T8" style:family="text">
      <style:text-properties officeooo:rsid="0004a261"/>
    </style:style>
    <style:style style:name="T9" style:family="text">
      <style:text-properties fo:color="#0062c4" loext:opacity="100%"/>
    </style:style>
    <style:style style:name="T10" style:family="text">
      <style:text-properties fo:color="#0062c4" loext:opacity="100%" officeooo:rsid="0004a261"/>
    </style:style>
    <style:style style:name="T11" style:family="text">
      <style:text-properties fo:color="#0062c4" loext:opacity="100%" style:text-underline-style="solid" style:text-underline-width="auto" style:text-underline-color="font-color"/>
    </style:style>
    <style:style style:name="T12" style:family="text">
      <style:text-properties fo:color="#0062c4" loext:opacity="100%" officeooo:rsid="000b4584"/>
    </style:style>
    <style:style style:name="T13" style:family="text">
      <style:text-properties fo:color="#0062c4" loext:opacity="100%" officeooo:rsid="000c1cc7"/>
    </style:style>
    <style:style style:name="T14" style:family="text">
      <style:text-properties fo:color="#0062c4" loext:opacity="100%" officeooo:rsid="000c246b"/>
    </style:style>
    <style:style style:name="T15" style:family="text">
      <style:text-properties officeooo:rsid="000627d4"/>
    </style:style>
    <style:style style:name="T16" style:family="text">
      <style:text-properties fo:font-size="12pt" style:text-underline-style="solid" style:text-underline-width="auto" style:text-underline-color="font-color" fo:font-weight="bold" officeooo:rsid="0003b4c6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0.5pt" style:font-size-asian="10.5pt" style:font-size-complex="10.5pt"/>
    </style:style>
    <style:style style:name="T18" style:family="text">
      <style:text-properties fo:font-variant="normal" fo:text-transform="none" fo:color="#052025" loext:opacity="100%" style:font-name="apple-system" fo:font-size="12pt" fo:letter-spacing="normal" fo:font-style="normal" fo:font-weight="normal"/>
    </style:style>
    <style:style style:name="T19" style:family="text">
      <style:text-properties fo:font-variant="normal" fo:text-transform="none" fo:color="#052025" loext:opacity="100%" style:font-name="apple-system" fo:font-size="10.5pt" fo:letter-spacing="normal" fo:font-style="normal" fo:font-weight="normal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is evaluables T1 – EIE</text:p>
      <text:p text:style-name="P1"/>
      <text:p text:style-name="P4"><text:span text:style-name="T16">Exercici 1</text:span><text:span text:style-name="T1">: </text:span><text:span text:style-name="T2">Heu de connectar-vos a la </text:span><text:a xlink:type="simple" xlink:href="https://plataformapyme.es/es-es/herramientas-digitales/Paginas/autodiagnostico-actitudes-emprendedoras.aspx" office:target-frame-name="_blank" xlink:show="new" text:style-name="Internet_20_link" text:visited-style-name="Visited_20_Internet_20_Link"><text:span text:style-name="T2">pàgina web d'autodiagnosi d'actituts emprenedores del Ministerio de Industria y Turismo</text:span></text:a><text:span text:style-name="T2"> y realizar el cuestionari sobre les sobres característiques emprenedores.</text:span></text:p>
      <text:p text:style-name="P13"><text:bookmark text:name="yui_3_18_1_1_1727803088206_739"/><text:span text:style-name="T2">Per fer aquest qüestionari, heu de registrar-vos a la web del Ministeri.<text:line-break/>Una vegada realizat el qüestionari, heu de fer una captura de pantalla les recomanacions que us han donat o imprimir-les en pdf i pujar-la com a document adjunt.</text:span><text:bookmark text:name="yui_3_18_1_1_1727803088206_735"/><text:span text:style-name="T2"> Es permet adjuntar arxius en jpg i en pdf<text:line-break/><text:line-break/></text:span><text:span text:style-name="T3">Resposta</text:span><text:span text:style-name="T8">: </text:span><text:span text:style-name="T10">PDF adjuntat (Test emprendimiento.pdf)</text:span><text:span text:style-name="T8">.</text:span></text:p>
      <text:p text:style-name="P4"><text:span text:style-name="T16">Exercici 2</text:span><text:span text:style-name="T1">: </text:span><text:bookmark text:name="yui_3_18_1_1_1727803328047_457"/><text:span text:style-name="T2">Per un emprenedor és molt important conèixer totes les seves competències professionals i característiques personals que l’ajudaran en el seu objectiu.</text:span></text:p>
      <text:p text:style-name="P14"><text:span text:style-name="T2">En l'exercici anterior heu fet un qüestionari del Ministeri per ajudar-vos identificar les vostres competències.<text:line-break/>Reflexioneu sobre les vostres competències professionals i realitzeu una xicoteta anàlisi de les vostres competències professionals. Completeu la taula següent amb les tres competències professionals que considereu que són els vostres punts forts per convertir-vos en emprenedors.</text:span><text:line-break/><text:line-break/><text:span text:style-name="T4">Resposta</text:span><text:span text:style-name="T15">: </text:span><text:bookmark text:name="yui_3_18_1_1_1727804115687_4734"/><text:bookmark text:name="yui_3_18_1_1_1727804115687_4796"/><text:span text:style-name="T11">Segons el test</text:span><text:span text:style-name="T9">, sóc una persona autónoma i compromesa a nivell personal, a la que li importa el diner, amb iniciativa y organizació del treball, orientada al mercat, amb bona planificació i propensió al risc no masa elevada, però amb una bona actitud al cambi i el reconeixement extern.</text:span></text:p>
      <text:p text:style-name="P11"><text:bookmark text:name="yui_3_18_1_1_1727804115687_457"/><text:bookmark text:name="yui_3_18_1_1_1727804115687_4856"/><text:span text:style-name="T5">Personalment pense </text:span>que sóc una persona organitzada, compromesa, a la que li importa el diner i amb bona actitud al cambi.</text:p>
      <text:p text:style-name="P13"><text:bookmark text:name="yui_3_18_1_1_1727804115687_4571"/><text:span text:style-name="T9">Ningú no treballa de</text:span><text:bookmark text:name="yui_3_18_1_1_1727804115687_4975"/><text:span text:style-name="T9"> </text:span><text:span text:style-name="Strong_20_Emphasis"><text:span text:style-name="T9">gratis </text:span></text:span><text:span text:style-name="T9">i hi ha que ser conscient del valor que té el diner perque fa falta per a casi tot, encara que no siga crític; i jo no vaig a ser menys.<text:line-break/>M'agrada el treball ben fe i a temps, que tot estiga</text:span><text:bookmark text:name="yui_3_18_1_1_1727804115687_5085"/><text:span text:style-name="T9"> </text:span><text:span text:style-name="Strong_20_Emphasis"><text:span text:style-name="T9">estructurat </text:span></text:span><text:span text:style-name="T9">I</text:span><text:bookmark text:name="yui_3_18_1_1_1727804115687_5176"/><text:span text:style-name="T9"> </text:span><text:span text:style-name="Strong_20_Emphasis"><text:span text:style-name="T9">definit</text:span></text:span><text:span text:style-name="T9">. Tot i això estic obert I</text:span><text:bookmark text:name="yui_3_18_1_1_1727804115687_5273"/><text:span text:style-name="T9"> </text:span><text:span text:style-name="Strong_20_Emphasis"><text:span text:style-name="T9">preparat </text:span></text:span><text:span text:style-name="T9">per tal de adaptar-me als</text:span><text:bookmark text:name="yui_3_18_1_1_1727804115687_5376"/><text:span text:style-name="T9"> </text:span><text:span text:style-name="Strong_20_Emphasis"><text:span text:style-name="T9">canvis</text:span></text:span><text:span text:style-name="T9">.</text:span><text:bookmark text:name="yui_3_18_1_1_1727804115687_4572"/><text:span text:style-name="T9"><text:line-break/>I també pose tot el meu</text:span><text:bookmark text:name="yui_3_18_1_1_1727804115687_5485"/><text:span text:style-name="T9"> </text:span><text:span text:style-name="Strong_20_Emphasis"><text:span text:style-name="T9">esforç </text:span></text:span><text:span text:style-name="T9">quan em dedique a una tarea o un projecte, sóc una persona</text:span><text:bookmark text:name="yui_3_18_1_1_1727804115687_5600"/><text:span text:style-name="T9"> </text:span><text:span text:style-name="Strong_20_Emphasis"><text:span text:style-name="T9">compromesa</text:span></text:span><text:span text:style-name="T9">.</text:span><text:bookmark text:name="yui_3_18_1_1_1727804115687_4573"/></text:p>
      <text:p text:style-name="P11"><text:bookmark text:name="yui_3_18_1_1_1727804115687_4574"/>Pense que les meues tres competències professionals que poden ser els meus punts forts com emprenedor (o per a convertir-me en) són, per tant:<text:line-break/><text:line-break/>- Compromís personal (100%)<text:bookmark text:name="yui_3_18_1_1_1727804115687_4575"/><text:line-break/>- Iniciativa i organizació (100%)<text:bookmark text:name="yui_3_18_1_1_1727804115687_4576"/><text:line-break/>- Actitud al cambi i reconeixement extern (100%)</text:p>
      <text:p text:style-name="P5"><text:span text:style-name="T7">Exercici 3</text:span><text:span text:style-name="T1">: </text:span><text:bookmark text:name="yui_3_18_1_1_1727804559020_92"/><text:span text:style-name="T2">Completeu el text següent relacionat amb les habilitats personals dels emprenedors:</text:span></text:p>
      <text:p text:style-name="P15"><text:span text:style-name="T2">Entenem per habilitats personals aquelles habilitats que qualsevol pot aprendre o desenvolupar, fins i tot, en l’edat adulta. Podem agrupar aquestes habilitats, que es poden assolir ja sigui a través de la formació com de l’experiència, en quatre grans grups:<text:line-break/>(1) significa que la persona  ha de poder ser capaç de negociar amb empreses proveïdores de qualsevol tipus. Disposar d’aptituds negociadores i de tècniques de comunicació persuasives.<text:line-break/>(2) És capacitat de pensar i de resoldre diferents temes alhora, de disposar de coneixements globals del funcionament d’una empresa o de disposar d’una visió de l’estratègia de negoci (fixar objectius i avaluar-los, ser capaç de preveure la viabilitat d’un projecte, etc.)<text:line-break/>(3)Fonamentalment es tractaria de la capacitat de desenvolupar i gestionar un equip de treballi no necessàriament exercint-ne el lideratge, sinó sovint en peu d’igualtat amb d’altres microemprenedors; de tècniques de planificació </text:span><text:soft-page-break/><text:span text:style-name="T2">i organització del treball i del temps; i de la capacitat de desenvolupar les habilitats per analitzar la realitat interna de l’empresa (estructura, gestió del coneixement, etc.).<text:line-break/>(4) és la capacitat de seleccionar i sintetitzar la informació que rebem per tal de convertir-la en coneixement útil per a nosaltres i les necessitats que tenim com a persones emprenedores.<text:line-break/></text:span><text:span text:style-name="T17">Per completar <text:s/>aquesta pregunta podeu consultar el manual de com ha de ser la persona emprenedora avui publicat per la Generalitat de Catalunya. </text:span><text:bookmark text:name="yui_3_18_1_1_1727804559020_98"/><text:bookmark text:name="yui_3_18_1_1_1727804559020_99"/><text:span text:style-name="T17"><text:line-break/></text:span><text:a xlink:type="simple" xlink:href="http://xarxaempren.gencat.cat/web/.content/07recursos/fitxers/Com_ser_persona_emprenedora_tcm124_44455.pdf" text:style-name="Internet_20_link" text:visited-style-name="Visited_20_Internet_20_Link"><text:span text:style-name="T17">http://xarxaempren.gencat.cat/web/.content/07recursos/fitxers/Com_ser_persona_emprenedora_tcm124_44455.pdf</text:span></text:a><text:span text:style-name="T17"><text:line-break/></text:span><text:span text:style-name="T1"><text:line-break/></text:span><text:span text:style-name="T4">Resposta</text:span><text:span text:style-name="T15">: </text:span></text:p>
      <text:p text:style-name="P16"><text:span text:style-name="T12">1- </text:span><text:span text:style-name="T14">Habilitat comunicativa</text:span><text:span text:style-name="T12"><text:line-break/>2- </text:span><text:span text:style-name="T14">Capacitat de gestió</text:span><text:span text:style-name="T12"><text:line-break/>3- </text:span><text:span text:style-name="T13">Habili</text:span><text:span text:style-name="T14">tat </text:span><text:span text:style-name="T13">p</text:span><text:span text:style-name="T14">er</text:span><text:span text:style-name="T13"> organi</text:span><text:span text:style-name="T14">t</text:span><text:span text:style-name="T13">zar</text:span><text:span text:style-name="T12"><text:line-break/>4- </text:span><text:span text:style-name="T14">Habilitat per coneixer i aprofitar l’entorn</text:span></text:p>
      <text:p text:style-name="P7"><text:span text:style-name="T7">Exercici 4</text:span><text:span text:style-name="T1">: </text:span><text:span text:style-name="T19">Penseu per quina raó us agradaria crear l’empresa o iniciar un projecte en l’empresa que heu indicat a l’exercici anterior i classifiqueu-vos com a emprenedors en funció dels objectius que voleu assolir. Justifiqueu la vostra resposta.<text:line-break/></text:span><text:span text:style-name="T1"><text:line-break/></text:span><text:span text:style-name="T4">Resposta</text:span><text:span text:style-name="T15">: </text:span><text:span text:style-name="T9">Les meues motivacions per crear l'empresa (a banda guanyar suficient per a no tindre que preocupar-me pel diner) són principalment socials: millorar el màxim la calitat de vida de la gent, ajudar-los en tot el possible. Es per això que em considere un emprenedor social.</text:span></text:p>
      <text:p text:style-name="P10"><text:span text:style-name="T9">A més, m'agrada començar nous projectes i donar el màxim de mi per a fer-ho el millor possible. I si es por tal de millorar la societat, encara més.</text:span></text:p>
      <text:p text:style-name="P8"><text:span text:style-name="T7">Exercici 5</text:span><text:span text:style-name="T1">: </text:span><text:span text:style-name="T19">Classifiqueu la llista següent de característiques d'un empresari o empresaria en característiques personals o professionals:</text:span><text:span text:style-name="T2"> <text:line-break/><text:line-break/></text:span><text:span text:style-name="T4">Resposta</text:span><text:span text:style-name="T15">: </text:span></text:p>
      <text:p text:style-name="P9">Imaginació - Personal</text:p>
      <text:p text:style-name="P12">Autoconfiança -Personal<text:line-break/>Formació empresarial - Professional<text:line-break/>Formació acadèmica - Professional<text:line-break/>Equilibri emocional - Personal </text:p>
      <text:p text:style-name="P1"/>
      <text:p text:style-name="P2"><text:span text:style-name="T6">Exercici 6</text:span>:<text:line-break/><text:span text:style-name="T4">Resposta</text:span><text:span text:style-name="T15">: adsfasdf</text:span></text:p>
      <text:p text:style-name="P1"/>
      <text:p text:style-name="P2"><text:span text:style-name="T6">Exercici 7</text:span>:<text:line-break/><text:span text:style-name="T4">Resposta</text:span><text:span text:style-name="T15">: adsfasdf</text:span></text:p>
      <text:p text:style-name="P1"/>
      <text:p text:style-name="P2"><text:span text:style-name="T6">Exercici 8</text:span>:<text:line-break/><text:span text:style-name="T4">Resposta</text:span><text:span text:style-name="T15">: adsfasdf</text:span></text:p>
      <text:p text:style-name="P1"/>
      <text:p text:style-name="P2"><text:span text:style-name="T6">Exercici 9</text:span>:<text:line-break/><text:span text:style-name="T4">Resposta</text:span><text:span text:style-name="T15">: adsfasdf</text:span></text:p>
      <text:p text:style-name="P1"/>
      <text:p text:style-name="P2"><text:span text:style-name="T6">Exercici 10</text:span>:<text:line-break/><text:soft-page-break/><text:span text:style-name="T4">Resposta</text:span><text:span text:style-name="T15">: adsfasdf</text:span></text:p>
      <text:p text:style-name="P1"/>
      <text:p text:style-name="P2"><text:span text:style-name="T6">Exercici 11</text:span>:<text:line-break/><text:span text:style-name="T4">Resposta</text:span><text:span text:style-name="T15">: adsfasdf</text:span></text:p>
      <text:p text:style-name="P1"/>
      <text:p text:style-name="P2"><text:span text:style-name="T6">Exercici 12</text:span>:<text:line-break/><text:span text:style-name="T4">Resposta</text:span><text:span text:style-name="T15">: adsfasdf</text:span></text:p>
      <text:p text:style-name="P1"/>
      <text:p text:style-name="P2"><text:span text:style-name="T6">Exercici 13</text:span>:<text:line-break/><text:span text:style-name="T4">Resposta</text:span><text:span text:style-name="T15">: adsfasdf</text:span></text:p>
      <text:p text:style-name="P1"/>
      <text:p text:style-name="P2"><text:span text:style-name="T6">Exercici 14</text:span>:<text:line-break/><text:span text:style-name="T4">Resposta</text:span><text:span text:style-name="T15">: adsfasdf</text:span></text:p>
      <text:p text:style-name="P1"/>
      <text:p text:style-name="P2"><text:span text:style-name="T6">Exercici 15</text:span>:<text:line-break/><text:span text:style-name="T4">Resposta</text:span><text:span text:style-name="T15">: adsfasdf</text:span></text:p>
      <text:p text:style-name="P1"/>
      <text:p text:style-name="P2"><text:span text:style-name="T6">Exercici 16</text:span>:<text:line-break/><text:span text:style-name="T4">Resposta</text:span><text:span text:style-name="T15">: adsfasdf</text:span></text:p>
      <text:p text:style-name="P1"/>
      <text:p text:style-name="P2"><text:span text:style-name="T6">Exercici 17</text:span>:<text:line-break/><text:span text:style-name="T4">Resposta</text:span><text:span text:style-name="T15">: adsfasdf</text:span></text:p>
      <text:p text:style-name="P2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01T20:54:54.025000000</dc:date>
    <meta:editing-duration>PT47M21S</meta:editing-duration>
    <meta:editing-cycles>15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28" meta:word-count="805" meta:character-count="5335" meta:non-whitespace-character-count="4544"/>
  </office:meta>
</office:document-meta>
</file>